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5.08cm" svg:x="2.38cm" svg:y="23.7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23.7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23.7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701cm" svg:y="23.76cm">
          <text:p text:style-name="P1">Сериализиран </text:p>
          <text:p text:style-name="P1">UML модел</text:p>
          <text:p text:style-name="P1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38.5cm" svg:y="23.7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measurelines" svg:width="8.001cm" svg:height="5.08cm" svg:x="45.3cm" svg:y="23.7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99cm" svg:height="5.08cm" svg:x="2.41cm" svg:y="4.864cm">
          <text:p text:style-name="P1"><text:span text:style-name="T1">Изпълни </text:span></text:p>
          <text:p text:style-name="P1">анализ</text:p>
          <draw:enhanced-geometry svg:viewBox="0 0 21600 21600" draw:mirror-horizontal="false" draw:mirror-vertical="false" draw:text-areas="0 0 21600 21600" draw:type="pentagon-right" draw:modifiers="152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6.601cm" svg:y="4.864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13.4cm" svg:y="4.864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20.2cm" svg:y="4.864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53cm" svg:y="11.1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14cm" svg:y="11.1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23.7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849cm" svg:y="23.76cm">
          <text:p text:style-name="P1">Сериализация</text:p>
          <text:p text:style-name="P1">на модел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8cm" svg:y="17.5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17.5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17.5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9cm" svg:y="17.5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8cm" svg:y="17.5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17.5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826cm" svg:height="1.651cm" svg:x="2.086cm" svg:y="12.175cm">
          <text:p text:style-name="P1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3" draw:id="id3" draw:layer="layout" svg:width="4.445cm" svg:height="1.905cm" svg:x="2.277cm" svg:y="15.475cm">
          <text:p text:style-name="P1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4" draw:id="id4" draw:layer="layout" svg:width="4.445cm" svg:height="2.159cm" svg:x="2.277cm" svg:y="18.879cm">
          <text:p text:style-name="P1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6" draw:text-style-name="P1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6" draw:text-style-name="P1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6" draw:text-style-name="P1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7" draw:text-style-name="P3" draw:layer="layout" svg:width="3.762cm" svg:height="3.001cm" svg:x="8.894cm" svg:y="11.338cm">
          <text:p text:style-name="P1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541cm" svg:height="2.839cm" svg:x="9.005cm" svg:y="14.956cm">
          <text:p text:style-name="P1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81cm" svg:height="3.048cm" svg:x="8.87cm" svg:y="18.408cm">
          <text:p text:style-name="P1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4" xml:id="id6" draw:id="id6" draw:layer="layout" svg:width="4.463cm" svg:height="2.78cm" svg:x="24.146cm" svg:y="6.108cm">
          <text:p text:style-name="P1"><text:span text:style-name="T3">задаване проект за анализ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1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1"><text:span text:style-name="T3">База с критерии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8" draw:text-style-name="P1" draw:layer="layout" svg:width="5.819cm" svg:height="4.93cm" svg:x="24.792cm" svg:y="10.068cm">
            <text:p text:style-name="P1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4.042cm" svg:height="3.873cm" svg:x="22.05cm" svg:y="13.387cm">
            <text:p text:style-name="P1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9" draw:text-style-name="P1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9cm" draw:transform="rotate (-0.625700536839968) translate (13.454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81cm" svg:height="3.048cm" svg:x="22.077cm" svg:y="19.009cm">
          <text:p text:style-name="P1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curve" svg:x1="30.611cm" svg:y1="13.664cm" svg:x2="31.731cm" svg:y2="24.2cm" draw:start-shape="id7" draw:start-glue-point="1" draw:end-shape="id8" draw:end-glue-point="4" svg:d="m30611 13664c747 0 1120 3512 1120 10536" svg:viewBox="0 0 1121 10537">
          <text:p/>
        </draw:connector>
        <draw:custom-shape draw:style-name="gr10" draw:text-style-name="P4" xml:id="id9" draw:id="id9" draw:layer="layout" svg:width="2.333cm" svg:height="1.491cm" svg:x="3.333cm" svg:y="22.358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9" draw:text-style-name="P1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8" draw:id="id8" draw:layer="layout" svg:width="4.8cm" svg:height="3.704cm" svg:x="29.331cm" svg:y="24.2cm">
          <text:p text:style-name="P1"><text:span text:style-name="T3">сериализация на хранилищет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1.732cm" svg:height="1.058cm" svg:x="27.145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3.121cm" svg:height="3.575cm" svg:x="36.968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1.732cm" svg:height="1.058cm" svg:x="34.704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1"><text:span text:style-name="T2">Процес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4.826cm" svg:height="1.651cm" svg:x="2.16cm" svg:y="32.143cm">
          <text:p text:style-name="P1"><text:span text:style-name="T2">Ръчна операция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draw:layer="layout" svg:width="3.762cm" svg:height="3.001cm" svg:x="2.692cm" svg:y="34.534cm">
          <text:p text:style-name="P1"><text:span text:style-name="T2">Група от класове/</text:span></text:p>
          <text:p text:style-name="P1"><text:span text:style-name="T2">обекти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1"><text:span text:style-name="T2">Хранилище на класове/</text:span></text:p>
          <text:p text:style-name="P1"><text:span text:style-name="T2">обекти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3" draw:layer="layout" svg:width="3.507cm" svg:height="2.046cm" svg:x="8.071cm" svg:y="31.945cm">
          <text:p text:style-name="P1"><text:span text:style-name="T2">Входни данни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3" draw:layer="layout" svg:width="3.062cm" svg:height="1.759cm" svg:x="8.293cm" svg:y="35.155cm">
          <text:p text:style-name="P1"><text:span text:style-name="T2">действ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2.745cm" svg:height="2.731cm" svg:x="13.185cm" svg:y="28.268cm">
          <text:p text:style-name="P1"><text:span text:style-name="T2">файл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3" draw:layer="layout" svg:width="3.438cm" svg:height="2.457cm" svg:x="12.838cm" svg:y="34.806cm">
          <text:p text:style-name="P1"><text:span text:style-name="T2">Пренос на данни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0" draw:id="id10" draw:layer="layout" svg:width="2.333cm" svg:height="1.491cm" svg:x="30.564cm" svg:y="30.027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31.731cm" svg:y1="27.904cm" svg:x2="31.731cm" svg:y2="30.027cm" draw:start-shape="id8" draw:start-glue-point="6" draw:end-shape="id10" draw:end-glue-point="4" svg:d="m31731 27904v2123" svg:viewBox="0 0 1 2124">
          <text:p/>
        </draw:connector>
        <draw:frame draw:style-name="gr13" draw:text-style-name="P5" draw:layer="layout" svg:width="2.915cm" svg:height="0.962cm" svg:x="8.291cm" svg:y="26.28cm">
          <draw:text-box>
            <text:p><text:span text:style-name="T3">Легенда</text:span></text:p>
          </draw:text-box>
        </draw:frame>
        <draw:custom-shape draw:style-name="gr1" draw:text-style-name="P2" xml:id="id11" draw:id="id11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4" xml:id="id13" draw:id="id13" draw:layer="layout" svg:width="7.022cm" svg:height="1.818cm" svg:x="41.418cm" svg:y="29.154cm">
          <text:p text:style-name="P1"><text:span text:style-name="T3">десериализация на XMI файл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2" draw:id="id12" draw:layer="layout" svg:width="4.463cm" svg:height="2.78cm" svg:x="42.698cm" svg:y="24.662cm">
          <text:p text:style-name="P1"><text:span text:style-name="T3">Избиране на UML файл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1" draw:layer="layout" svg:width="1.732cm" svg:height="1.058cm" svg:x="40.6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23.501cm" svg:x2="44.93cm" svg:y2="24.938cm" draw:start-shape="id11" draw:start-glue-point="2" draw:end-shape="id12" draw:end-glue-point="4" svg:d="m44929 23501c0 871 1 153 1 1437" svg:viewBox="0 0 2 1438">
          <text:p/>
        </draw:connector>
        <draw:connector draw:style-name="gr6" draw:text-style-name="P1" draw:layer="layout" draw:type="curve" svg:x1="44.929cm" svg:y1="27.442cm" svg:x2="44.929cm" svg:y2="29.154cm" draw:start-shape="id12" draw:start-glue-point="2" draw:end-shape="id13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4" draw:id="id14" draw:layer="layout" svg:width="7.523cm" svg:height="3.399cm" svg:x="41.168cm" svg:y="33.563cm">
          <text:p text:style-name="P1"><text:span text:style-name="T3">Обхождане на UML хранилището и генериране на файлова структу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1.731cm" svg:height="1.058cm" draw:transform="rotate (-2.4019221165946) translate (41.168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30.972cm" svg:x2="44.93cm" svg:y2="33.563cm" draw:start-shape="id13" draw:start-glue-point="6" draw:end-shape="id14" draw:end-glue-point="4" svg:d="m44929 30972c0 1944 1 649 1 2591" svg:viewBox="0 0 2 2592">
          <text:p/>
        </draw:connector>
        <draw:custom-shape draw:style-name="gr14" draw:text-style-name="P4" draw:layer="layout" svg:width="4.544cm" svg:height="4.784cm" svg:x="51.553cm" svg:y="32.846cm">
          <text:p text:style-name="P1"><text:span text:style-name="T3">Базов код на системат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5" draw:id="id15" draw:layer="layout" svg:width="2.333cm" svg:height="1.491cm" svg:x="43.763cm" svg:y="38.364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4.93cm" svg:y1="36.962cm" svg:x2="44.93cm" svg:y2="38.364cm" draw:start-shape="id14" draw:start-glue-point="6" draw:end-shape="id15" draw:end-glue-point="4" svg:d="m44930 36962v1402" svg:viewBox="0 0 1 1403">
          <text:p/>
        </draw:connector>
        <draw:custom-shape draw:style-name="gr14" draw:text-style-name="P6" draw:layer="layout" svg:width="3.105cm" svg:height="2.862cm" svg:x="13.005cm" svg:y="31.537cm">
          <text:p text:style-name="P1"><text:span text:style-name="T4">Грипа от файлове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4" draw:layer="layout" svg:width="2.333cm" svg:height="1.491cm" svg:x="8.658cm" svg:y="37.73cm">
          <text:p text:style-name="P1"><text:span text:style-name="T3">кра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ko </meta:initial-creator>
    <meta:creation-date>2014-09-03T15:14:41</meta:creation-date>
    <dc:date>2014-09-04T19:38:10</dc:date>
    <dc:creator>mitko </dc:creator>
    <meta:editing-duration>PT11H23M7S</meta:editing-duration>
    <meta:editing-cycles>100</meta:editing-cycles>
    <meta:generator>LibreOffice/3.5$Linux_X86_64 LibreOffice_project/350m1$Build-2</meta:generator>
    <meta:document-statistic meta:object-count="85"/>
  </office:meta>
</office:document-meta>
</file>